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/>
    <style:font-face style:name="Lohit Hindi1" svg:font-family="'Lohit Hindi'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PERSON_AGE">
        <text:p text:style-name="Standard"><text:script script:language="JOOScript">@text:section
[#list persons as person]

@/text:section
[/#list]</text:script><text:text-input text:description="JOOScript">${person.name}</text:text-input>: age == <text:text-input text:description="JOOScript">${person.age}</text:text-input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Lohit Hindi1" svg:font-family="'Lohit Hindi'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 New Roman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sgar Konermann</meta:initial-creator>
    <meta:creation-date>2011-05-30T01:02:08</meta:creation-date>
    <dc:date>2011-05-30T09:55:18</dc:date>
    <dc:creator>Ansgar Konermann</dc:creator>
    <meta:editing-duration>PT00H02M59S</meta:editing-duration>
    <meta:editing-cycles>4</meta:editing-cycles>
    <meta:generator>OpenOffice.org/3.1$Unix OpenOffice.org_project/310m19$Build-9420</meta:generator>
    <meta:document-statistic meta:table-count="0" meta:image-count="0" meta:object-count="0" meta:page-count="1" meta:paragraph-count="1" meta:word-count="4" meta:character-count="38"/>
  </office:meta>
</office:document-meta>
</file>